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JIMENEZ QUISPE, JHO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880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87057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IMENEZ QUISPE, JHO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880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87057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3880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0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0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41001675</text:p>
          </table:table-cell>
          <table:table-cell table:style-name="Tabla2.D3" office:value-type="string">
            <text:p text:style-name="P23">16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50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